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Monospace" svg:font-family="Monospace" style:font-family-generic="roman" style:font-pitch="variable"/>
    <style:font-face style:name="Segoe UI" svg:font-family="'Segoe UI'" style:font-family-generic="roman" style:font-pitch="variable"/>
    <style:font-face style:name="Source Sans Pro Light" svg:font-family="'Source Sans Pro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1" svg:font-family="'Segoe UI'" style:font-family-generic="system" style:font-pitch="variable"/>
    <style:font-face style:name="Source Sans Pro Light1" svg:font-family="'Source Sans Pro Light'" style:font-family-generic="system" style:font-pitch="variable"/>
  </office:font-face-decls>
  <office:automatic-styles>
    <style:style style:name="P1" style:family="paragraph" style:parent-style-name="Standard">
      <style:text-properties style:font-name="Arial" fo:font-size="12pt" fo:font-weight="bold" style:font-size-asian="12pt" style:font-weight-asian="bold" style:font-name-complex="Arial1" style:font-size-complex="12pt"/>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master-page-name="Standard">
      <style:paragraph-properties style:page-number="auto"/>
    </style:style>
    <style:style style:name="P4" style:family="paragraph" style:parent-style-name="List_20_Paragraph" style:list-style-name="WWNum1"/>
    <style:style style:name="P5" style:family="paragraph" style:parent-style-name="body_20_text_20_sans" style:list-style-name="WWNum1"/>
    <style:style style:name="P6" style:family="paragraph" style:parent-style-name="body_20_text_20_sans">
      <style:text-properties style:font-name="Arial" fo:font-size="12pt" fo:letter-spacing="0.004cm" fo:font-weight="bold" style:font-size-asian="12pt" style:font-weight-asian="bold" style:font-name-complex="Arial1" style:font-size-complex="12pt"/>
    </style:style>
    <style:style style:name="P7" style:family="paragraph" style:parent-style-name="body_20_text_20_sans">
      <style:text-properties style:font-name="Arial" fo:font-size="12pt" fo:font-weight="bold" style:font-size-asian="12pt" style:font-weight-asian="bold" style:font-name-complex="Arial1" style:font-size-complex="12pt"/>
    </style:style>
    <style:style style:name="P8" style:family="paragraph" style:parent-style-name="body_20_text_20_sans">
      <style:text-properties style:font-name="Arial" fo:font-size="12pt" style:font-size-asian="12pt" style:font-name-complex="Arial1" style:font-size-complex="12pt"/>
    </style:style>
    <style:style style:name="P9" style:family="paragraph" style:parent-style-name="body_20_text_20_sans">
      <style:text-properties fo:font-size="14pt" fo:font-style="italic" style:font-size-asian="14pt" style:font-style-asian="italic" style:font-size-complex="14pt"/>
    </style:style>
    <style:style style:name="P10" style:family="paragraph" style:parent-style-name="body_20_text_20_sans">
      <style:text-properties fo:font-size="14pt" style:font-size-asian="14pt" style:font-size-complex="14pt"/>
    </style:style>
    <style:style style:name="P11" style:family="paragraph" style:parent-style-name="body_20_text_20_sans">
      <style:paragraph-properties fo:margin-left="1.27cm" fo:margin-right="0cm" fo:text-indent="0cm" style:auto-text-indent="false"/>
      <style:text-properties fo:font-size="14pt" style:font-size-asian="14pt" style:font-size-complex="14pt"/>
    </style:style>
    <style:style style:name="P12" style:family="paragraph">
      <loext:graphic-properties draw:fill="none"/>
      <style:paragraph-properties fo:text-align="start"/>
      <style:text-properties fo:font-size="18pt"/>
    </style:style>
    <style:style style:name="T1" style:family="text">
      <style:text-properties style:font-name="Arial" fo:font-size="12pt" fo:font-weight="bold" style:font-size-asian="12pt" style:font-weight-asian="bold" style:font-name-complex="Arial1" style:font-size-complex="12pt"/>
    </style:style>
    <style:style style:name="T2" style:family="text">
      <style:text-properties style:font-name="Arial" fo:font-size="12pt" style:font-size-asian="12pt" style:font-name-complex="Arial1" style:font-size-complex="12pt"/>
    </style:style>
    <style:style style:name="T3" style:family="text">
      <style:text-properties style:font-name="Arial" fo:font-size="12pt" style:font-size-asian="12pt" style:font-name-complex="Arial1" style:font-size-complex="12pt" style:font-style-complex="italic"/>
    </style:style>
    <style:style style:name="T4" style:family="text">
      <style:text-properties style:font-name="Arial" fo:font-size="12pt" fo:font-style="italic" style:font-size-asian="12pt" style:font-style-asian="italic" style:font-name-complex="Arial1" style:font-size-complex="12pt"/>
    </style:style>
    <style:style style:name="T5" style:family="text">
      <style:text-properties style:font-name="Arial" fo:font-size="12pt" fo:font-style="italic" style:font-size-asian="12pt" style:font-style-asian="italic" style:font-name-complex="Arial1" style:font-size-complex="12pt" style:font-style-complex="italic"/>
    </style:style>
    <style:style style:name="T6" style:family="text">
      <style:text-properties style:font-name="Arial" fo:font-size="12pt" fo:font-style="italic" fo:font-weight="bold" style:font-size-asian="12pt" style:font-style-asian="italic" style:font-weight-asian="bold" style:font-name-complex="Arial1" style:font-size-complex="12pt"/>
    </style:style>
    <style:style style:name="T7" style:family="text">
      <style:text-properties style:font-name="Arial" fo:font-size="12pt" fo:font-weight="normal" style:font-size-asian="12pt" style:font-weight-asian="normal" style:font-name-complex="Arial1" style:font-size-complex="12pt"/>
    </style:style>
    <style:style style:name="T8" style:family="text">
      <style:text-properties style:font-name="Arial" fo:font-size="12pt" fo:letter-spacing="0.004cm" style:font-size-asian="12pt" style:font-name-complex="Arial1" style:font-size-complex="12pt"/>
    </style:style>
    <style:style style:name="T9" style:family="text">
      <style:text-properties style:font-name="Arial" fo:font-size="12pt" fo:letter-spacing="0.004cm" fo:font-weight="bold" style:font-size-asian="12pt" style:font-weight-asian="bold" style:font-name-complex="Arial1" style:font-size-complex="12pt"/>
    </style:style>
    <style:style style:name="T10" style:family="text">
      <style:text-properties fo:color="#262626" style:font-name="Arial" fo:font-size="12pt" fo:background-color="#ffffff" loext:char-shading-value="0" style:font-size-asian="12pt" style:font-name-complex="Arial1" style:font-size-complex="12pt"/>
    </style:style>
    <style:style style:name="T11" style:family="text">
      <style:text-properties fo:color="#262626" style:font-name="Arial" fo:font-size="12pt" fo:font-style="italic" fo:background-color="#ffffff" loext:char-shading-value="0" style:font-size-asian="12pt" style:font-style-asian="italic" style:font-name-complex="Arial1" style:font-size-complex="12pt"/>
    </style:style>
    <style:style style:name="T12" style:family="text">
      <style:text-properties fo:color="#262626" style:font-name="Arial" fo:font-size="12pt" fo:font-weight="normal" fo:background-color="#ffffff" loext:char-shading-value="0" style:font-size-asian="12pt" style:font-weight-asian="normal" style:font-name-complex="Arial1" style:font-size-complex="12pt"/>
    </style:style>
    <style:style style:name="T13" style:family="text">
      <style:text-properties style:text-position="super 58%" style:font-name="Arial" fo:font-size="12pt" style:font-size-asian="12pt" style:font-name-complex="Arial1" style:font-size-complex="12pt"/>
    </style:style>
    <style:style style:name="T14" style:family="text">
      <style:text-properties style:text-position="super 58%" style:font-name="Arial" fo:font-size="12pt" fo:font-weight="bold" style:font-size-asian="12pt" style:font-weight-asian="bold" style:font-name-complex="Arial1" style:font-size-complex="12pt"/>
    </style:style>
    <style:style style:name="T15" style:family="text">
      <style:text-properties fo:color="#222222" style:font-name="Arial" fo:font-size="12pt" fo:background-color="#ffffff" loext:char-shading-value="0" style:font-size-asian="12pt" style:font-name-complex="Arial1" style:font-size-complex="12pt"/>
    </style:style>
    <style:style style:name="T16" style:family="text">
      <style:text-properties fo:color="#000000" style:font-name="Arial" fo:font-size="12pt" fo:font-weight="normal" style:font-size-asian="12pt" style:font-weight-asian="normal" style:font-name-complex="Arial1" style:font-size-complex="12pt" style:font-weight-complex="normal"/>
    </style:style>
    <style:style style:name="T17" style:family="text">
      <style:text-properties fo:color="#c30074" style:font-name="Arial" fo:font-size="12pt" fo:letter-spacing="0.004cm" style:font-size-asian="12pt" style:font-name-complex="Arial1" style:font-size-complex="12pt"/>
    </style:style>
    <style:style style:name="gr1" style:family="graphic">
      <style:graphic-properties draw:stroke="solid" svg:stroke-width="0.018cm" svg:stroke-color="#000000" draw:stroke-linejoin="miter" draw:fill="none" draw:textarea-horizontal-align="center" draw:textarea-vertical-align="top" draw:auto-grow-height="false" fo:padding-top="0.125cm" fo:padding-bottom="0.125cm" fo:padding-left="0.25cm" fo:padding-right="0.25cm" fo:wrap-option="wrap" fo:margin-left="0.318cm" fo:margin-right="0.397cm" fo:margin-top="0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8cm" svg:stroke-color="#000000" draw:stroke-linejoin="miter" draw:fill="none" draw:textarea-horizontal-align="center" draw:textarea-vertical-align="top" draw:auto-grow-height="false" fo:padding-top="0.125cm" fo:padding-bottom="0.125cm" fo:padding-left="0.25cm" fo:padding-right="0.25cm" fo:wrap-option="wrap" fo:margin-left="0.318cm" fo:margin-right="0.37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Speakers for Marxism website.</text:span></text:p>
      <text:p text:style-name="Standard"><text:span text:style-name="T2">Below are bios for the speakers. I have numbered them in order of preference, and in groups of threes. <text:s/>If they have a longer bio, I have included it. If not, I have left it blank. </text:span></text:p>
      <text:p text:style-name="Standard"><text:span text:style-name="T2">I have kept short bios to about 30 words. </text:span></text:p>
      <text:list xml:id="list2992955004412617721" text:style-name="WWNum1">
        <text:list-item>
          <text:p text:style-name="P4"><text:span text:style-name="T2">Ilan Pappé</text:span></text:p>
        </text:list-item>
      </text:list>
      <text:p text:style-name="Standard"><text:span text:style-name="T2">Short bio:</text:span><text:span text:style-name="T1"> </text:span><text:span text:style-name="T10">Ilan Pappé is an anti-Zionist academic who has written books including </text:span><text:span text:style-name="T11">The Ethnic Cleansing of Palestine</text:span><text:span text:style-name="T10">. ﻿He will be discussing </text:span><text:span text:style-name="Strong"><text:span text:style-name="T10">Opportunities and Dangers for Palestine in the Trump era</text:span></text:span><text:span text:style-name="T10">.</text:span></text:p>
      <text:p text:style-name="Standard"><text:span text:style-name="T2">Long bio:</text:span><text:span text:style-name="T1"> <text:s/></text:span><text:span text:style-name="T2">Ilan Pappe is the director of the European Centre for Palestine Studies at the University of Exeter and the author of twenty books, the last one is The Biggest Prison on Earth: a History of the Israeli Occupation.</text:span></text:p>
      <text:list xml:id="list221849183725040" text:continue-numbering="true" text:style-name="WWNum1">
        <text:list-item>
          <text:p text:style-name="P4"><text:span text:style-name="T2">Janet Alder</text:span></text:p>
        </text:list-item>
      </text:list>
      <text:p text:style-name="Standard"><text:span text:style-name="T10">Janet Alder is the brother of Christopher Alder who was killed in police custody. She will be speaking on </text:span><text:span text:style-name="Strong"><text:span text:style-name="T10">Black Lives Matter: Police, racism and the state.</text:span></text:span></text:p>
      <text:list xml:id="list221848339301314" text:continue-numbering="true" text:style-name="WWNum1">
        <text:list-item>
          <text:p text:style-name="P4"><text:span text:style-name="T2">John Bellamy Foster </text:span></text:p>
        </text:list-item>
      </text:list>
      <text:p text:style-name="Standard"><text:span text:style-name="T10">John Bellamy Foster is a Marxist ecologist and author. He will debate </text:span><text:span text:style-name="Strong"><text:span text:style-name="T10">Marxian ecology vs ecological escapism: the revolutionary necessity of our time.</text:span></text:span></text:p>
      <text:p text:style-name="P1"><draw:line text:anchor-type="paragraph" draw:z-index="0" draw:name="Straight Connector 1" draw:style-name="gr1" draw:text-style-name="P12" svg:x1="0.661cm" svg:y1="0.238cm" svg:x2="14.922cm" svg:y2="0.238cm"><text:p/></draw:line></text:p>
      <text:list xml:id="list221849186055009" text:continue-numbering="true" text:style-name="WWNum1">
        <text:list-item>
          <text:p text:style-name="P4"><text:span text:style-name="T2">Ghada Karmi</text:span></text:p>
        </text:list-item>
      </text:list>
      <text:p text:style-name="Standard"><text:span text:style-name="T10">Short bio: Ghada Karmi is a Palestinian author, academic and activist. She will be discussing </text:span><text:span text:style-name="Strong"><text:span text:style-name="T10">Palestine and the rhetoric of free speech. </text:span></text:span><text:span text:style-name="T2"><text:s/></text:span></text:p>
      <text:list xml:id="list221848969128039" text:continue-numbering="true" text:style-name="WWNum1">
        <text:list-item>
          <text:p text:style-name="P4"><text:span text:style-name="T2">Michael Roberts </text:span></text:p>
        </text:list-item>
      </text:list>
      <text:p text:style-name="Standard"><text:span text:style-name="T2">Short bio: </text:span><text:span text:style-name="T10">Michael Roberts is a Marxist economist who writes regularly on the economy. He will be speaking on </text:span><text:span text:style-name="Strong"><text:span text:style-name="T10">The Long Depression and economic crisis</text:span></text:span></text:p>
      <text:p text:style-name="Standard"><text:span text:style-name="Strong"><text:span text:style-name="T12">Long bio: Michael Roberts is a Marxist economist who has worked in the City of London for over 30 years. He is author of </text:span></text:span><text:span text:style-name="Strong"><text:span text:style-name="T10">The Great Recession - a Marxist view (Lulu, 2009) and The Long Depression (Haymarket 2016). </text:span></text:span><text:span text:style-name="Strong"><text:span text:style-name="T12">Forthcoming is</text:span></text:span><text:span text:style-name="Strong"><text:span text:style-name="T10"> Marx 200: a modern view of Marx’s economics 200 years after his birth (Lulu 2018) </text:span></text:span><text:span text:style-name="Strong"><text:span text:style-name="T12">and jointly with G Carchedi</text:span></text:span><text:span text:style-name="Strong"><text:span text:style-name="T10">, The World in Crisis: empirical backing for Marx’s law of profitability (Haymarket 2018).  </text:span></text:span><text:span text:style-name="Strong"><text:span text:style-name="T12">He blogs at: thenextrecession.wordpress.com</text:span></text:span></text:p>
      <text:list xml:id="list221848659544256" text:continue-numbering="true" text:style-name="WWNum1">
        <text:list-item>
          <text:p text:style-name="P4"><text:span text:style-name="T2">Christine Buchholz</text:span></text:p>
        </text:list-item>
      </text:list>
      <text:p text:style-name="Standard"><text:span text:style-name="T10">Christine Buchholz, MP for Die Linke in Germany, joins Petros Constantinou from KEERFA in Greece and David Albrich from Austria to discuss </text:span><text:span text:style-name="Strong"><text:span text:style-name="T10">The far right in Europe</text:span></text:span></text:p>
      <text:p text:style-name="P2"><draw:line text:anchor-type="paragraph" draw:z-index="1" draw:name="Straight Connector 2" draw:style-name="gr2" draw:text-style-name="P12" svg:x1="0.185cm" svg:y1="0.188cm" svg:x2="15.478cm" svg:y2="0.212cm"><text:p/></draw:line></text:p>
      <text:list xml:id="list221848322124255" text:continue-numbering="true" text:style-name="WWNum1">
        <text:list-item>
          <text:p text:style-name="P4"><text:soft-page-break/><text:span text:style-name="T2">Ian Hodson </text:span></text:p>
        </text:list-item>
      </text:list>
      <text:p text:style-name="Standard"><text:span text:style-name="T2">Ian, President of BFAWU, and strikers from McDonalds will be part of many panels debating </text:span><text:span text:style-name="T1">Corbyn, Labour and the future of British politics</text:span></text:p>
      <text:list xml:id="list221847973338792" text:continue-numbering="true" text:style-name="WWNum1">
        <text:list-item>
          <text:p text:style-name="P4"><text:span text:style-name="T2">Moyra Samuels</text:span></text:p>
        </text:list-item>
      </text:list>
      <text:p text:style-name="Standard"><text:span text:style-name="T2">Moyra is a member of the Justice4Grenfell campaign and one year on from the Grenfell tragedy will be part of a panel on</text:span><text:span text:style-name="T1"> Injustice and the British state.</text:span></text:p>
      <text:list xml:id="list221849083979931" text:continue-numbering="true" text:style-name="WWNum1">
        <text:list-item>
          <text:p text:style-name="P4"><text:span text:style-name="T2">Alex Callinicos</text:span></text:p>
        </text:list-item>
      </text:list>
      <text:p text:style-name="Standard"><text:span text:style-name="T2">Alex Callinicos, author of the </text:span><text:span text:style-name="T4">Revolutionary Ideas of Karl Marx, </text:span><text:span text:style-name="T2">and will be discussing </text:span><text:span text:style-name="T1">Trump, tariffs and trade wars.</text:span></text:p>
      <text:p text:style-name="P1"><draw:line text:anchor-type="paragraph" draw:z-index="2" draw:name="Straight Connector 3" draw:style-name="gr1" draw:text-style-name="P12" svg:x1="0cm" svg:y1="0cm" svg:x2="14.261cm" svg:y2="0cm"><text:p/></draw:line></text:p>
      <text:list xml:id="list221849256165605" text:continue-numbering="true" text:style-name="WWNum1">
        <text:list-item>
          <text:p text:style-name="P4"><text:span text:style-name="T2">Brid Smith TD</text:span></text:p>
        </text:list-item>
      </text:list>
      <text:p text:style-name="Standard"><text:span text:style-name="T2">Brid is a TD in the Irish Parliament for People Before Profit. She has been heavily involved in the campaign to Repeal the 8</text:span><text:span text:style-name="T13">th</text:span><text:span text:style-name="T2"> amendment, and will be joining a panel on </text:span><text:span text:style-name="T1">Abortion rights today.</text:span></text:p>
      <text:list xml:id="list221848829774242" text:continue-numbering="true" text:style-name="WWNum1">
        <text:list-item>
          <text:p text:style-name="P4"><text:span text:style-name="T2">Jonathan Rosenhead</text:span></text:p>
        </text:list-item>
      </text:list>
      <text:p text:style-name="Standard"><text:span text:style-name="T2">Jonathan is a member of Jewish Voice for Labour and will be joining a panel</text:span><text:span text:style-name="T1"> </text:span><text:span text:style-name="T2">debating </text:span><text:span text:style-name="T1">Zionism, antisemitism and Palestine solidarity</text:span></text:p>
      <text:list xml:id="list221847309156880" text:continue-numbering="true" text:style-name="WWNum1">
        <text:list-item>
          <text:p text:style-name="P4"><text:span text:style-name="T2">Eulália Reguant</text:span></text:p>
        </text:list-item>
      </text:list>
      <text:p text:style-name="Standard"><text:span text:style-name="T2">Eulália is a MP in Barcelona for the CUP, the anti-capitalist wing of the Catalan Independence movement. She will be discussing</text:span><text:span text:style-name="T1"> Where next for Catalonia? </text:span></text:p>
      <text:p text:style-name="P1"><draw:line text:anchor-type="paragraph" draw:z-index="3" draw:name="Straight Connector 4" draw:style-name="gr1" draw:text-style-name="P12" svg:x1="0cm" svg:y1="0cm" svg:x2="14.261cm" svg:y2="0cm"><text:p/></draw:line></text:p>
      <text:list xml:id="list221848699773545" text:continue-numbering="true" text:style-name="WWNum1">
        <text:list-item>
          <text:p text:style-name="P4"><text:span text:style-name="T2">Nita Sanghera</text:span></text:p>
        </text:list-item>
      </text:list>
      <text:p text:style-name="Standard"><text:span text:style-name="T2">Nita is the UCU vice-President elect and will be joining a panel debating the </text:span><text:span text:style-name="T1">marketization of Higher Education</text:span></text:p>
      <text:p text:style-name="Standard"><text:span text:style-name="T1">Longer bio: </text:span><text:span text:style-name="T15">As an access to HE lecturer, working at SCCB Bournville campus, Nita is familiar with the ever present spectre of the Conservatives marketisation of education, and whatever else they can get their hands on. She is an active member of UCU, and has recently become Vice President elect.</text:span></text:p>
      <text:list xml:id="list221848520707274" text:continue-numbering="true" text:style-name="WWNum1">
        <text:list-item>
          <text:p text:style-name="P4"><text:span text:style-name="T2">Mark Perryman</text:span></text:p>
        </text:list-item>
      </text:list>
      <text:p text:style-name="Standard"><text:span text:style-name="T2">Mark is a founder of Philosophy Football and editor of </text:span><text:span text:style-name="T4">The Corbyn Effect</text:span><text:span text:style-name="T2">. He’ll be debating </text:span><text:span text:style-name="T1">Corbyn and the future of British politics</text:span><text:span text:style-name="T2"> with Mark L Thomas from the SWP.</text:span></text:p>
      <text:list xml:id="list221848929754159" text:continue-numbering="true" text:style-name="WWNum1">
        <text:list-item>
          <text:p text:style-name="P4"><text:span text:style-name="T2">Naima Omar</text:span></text:p>
        </text:list-item>
      </text:list>
      <text:p text:style-name="Standard"><text:span text:style-name="T2">Naima is an activist with Stand Up to Racism and will lead a panel discussing </text:span><text:span text:style-name="T1">A woman’s right to choose: defending the Hijab.</text:span></text:p>
      <text:p text:style-name="P1"><draw:line text:anchor-type="paragraph" draw:z-index="4" draw:name="Straight Connector 5" draw:style-name="gr1" draw:text-style-name="P12" svg:x1="0cm" svg:y1="0cm" svg:x2="14.261cm" svg:y2="0cm"><text:p/></draw:line><text:soft-page-break/></text:p>
      <text:list xml:id="list221848901276871" text:continue-numbering="true" text:style-name="WWNum1">
        <text:list-item>
          <text:p text:style-name="P4"><text:span text:style-name="T2">Alan Gibbons</text:span></text:p>
        </text:list-item>
      </text:list>
      <text:p text:style-name="Standard"><text:span text:style-name="T2">Award winning writer and Labour Party member Alan Gibbons speaks on the second book of his </text:span><text:span text:style-name="T1">Russian Revolution</text:span><text:span text:style-name="T2"> trilogy</text:span></text:p>
      <text:p text:style-name="Standard"><text:span text:style-name="T1">Longer bio: </text:span><text:span text:style-name="T2">Alan is the author of some seventy books and was one of the organisers of the Campaign for the Book and the Speak up for Libraries Coalition that spearheaded the fight to defend the public library service. Alan is a prolific speaker on education and public service. The final volumes of his Revolution trilogy charting the Russian Revolution are published in 2018.</text:span></text:p>
      <text:p text:style-name="Standard"><text:span text:style-name="T2">He is a member of the Labour Party and is speaking in a personal capacity.</text:span></text:p>
      <text:list xml:id="list221847486859663" text:continue-numbering="true" text:style-name="WWNum1">
        <text:list-item>
          <text:p text:style-name="P4"><text:span text:style-name="T2">Deidre O’Neill </text:span></text:p>
        </text:list-item>
      </text:list>
      <text:p text:style-name="Standard"><text:span text:style-name="T2">Film makers Deidre O’Neill and Mike Wayne will be leading a discussion on </text:span><text:span text:style-name="T1">Considering class: theory, culture and the media in the 21</text:span><text:span text:style-name="T14">st</text:span><text:span text:style-name="T1"> century,</text:span></text:p>
      <text:p text:style-name="Standard"><text:span text:style-name="T2">Long bio: Mike Wayne teaches film, television and media studies. He is the co-editor (with Deirdre O’Neill) of Considering Class: Theory, Culture and the Media in the 21</text:span><text:span text:style-name="T13">st</text:span><text:span text:style-name="T2"> Century and co-director of with Deirdre O&amp;#39;Neill of feature doc The Acting Class.</text:span></text:p>
      <text:p text:style-name="Standard"><text:span text:style-name="T2">Deirdre O’ Neill is a lecturer and filmmaker.Her new book is Film as a Radical Pedagogic tool. She is the co-coordinator of the Inside Film Project </text:span><text:a xlink:type="simple" xlink:href="http://www.insidefilm.org" text:style-name="Internet_20_link" text:visited-style-name="Visited_20_Internet_20_Link"><text:span text:style-name="T2">http://www.insidefilm.org</text:span></text:a><text:span text:style-name="T2">. She has co- directed (with Mike Wayne) two films Listen to Venezuela http://listentovenezuela.info and Condition of the Working Class http://www.conditionoftheworkingclass.info.  Their latest film The Acting Class is currently touring the country.</text:span></text:p>
      <text:list xml:id="list221848065223481" text:continue-numbering="true" text:style-name="WWNum1">
        <text:list-item>
          <text:p text:style-name="P4"><text:span text:style-name="T2">Dave Randall </text:span></text:p>
        </text:list-item>
      </text:list>
      <text:p text:style-name="Standard"><text:span text:style-name="T2">Dave Randall is a musician who has played with Faithless and Sinead O’Connor, and he is author of </text:span><text:span text:style-name="T1">Sound System: The Political Power of Music</text:span><text:span text:style-name="T2">.</text:span></text:p>
      <text:p text:style-name="Standard"><text:span text:style-name="T2">Long bio: Dave Randall is a musician, writer and activist. He has toured the world playing guitar for Faithless, Sinead ‘Connor and others and is the author of </text:span><text:span text:style-name="T4">Sound System: The Political Power of Music.</text:span></text:p>
      <text:p text:style-name="P2"><draw:line text:anchor-type="paragraph" draw:z-index="5" draw:name="Straight Connector 6" draw:style-name="gr2" draw:text-style-name="P12" svg:x1="0cm" svg:y1="0.001cm" svg:x2="15.293cm" svg:y2="0.025cm"><text:p/></draw:line></text:p>
      <text:list xml:id="list221849091065400" text:continue-numbering="true" text:style-name="WWNum1">
        <text:list-item>
          <text:p text:style-name="P4"><text:span text:style-name="T2">Talat Ahmed</text:span></text:p>
        </text:list-item>
      </text:list>
      <text:p text:style-name="Standard"><text:span text:style-name="T2">Talat is a lecturer and anti-racist activist based in Edinburgh. She will be leading a panel on </text:span><text:span text:style-name="T1">Decolonising education: confronting the legacy of slavery and empire </text:span></text:p>
      <text:list xml:id="list221847318117677" text:continue-numbering="true" text:style-name="WWNum1">
        <text:list-item>
          <text:p text:style-name="P4"><text:span text:style-name="T1">John Holmwood </text:span></text:p>
        </text:list-item>
      </text:list>
      <text:p text:style-name="body_20_text_20_sans"><text:span text:style-name="speaker"><text:span text:style-name="T7">John Holmwood</text:span></text:span><text:span text:style-name="T2"> is author of </text:span><text:span text:style-name="T5">Countering Extremism in British Schools – the Truth About the Trojan Horse Affair, </text:span><text:span text:style-name="T3">and he will</text:span><text:span text:style-name="T2"> join a panel to discuss</text:span><text:span text:style-name="T1"> Islamophobia and education</text:span></text:p>
      <text:list xml:id="list221849000470238" text:continue-numbering="true" text:style-name="WWNum1">
        <text:list-item>
          <text:p text:style-name="P5"><text:span text:style-name="speaker"><text:span text:style-name="T8">Lucia Pradella</text:span></text:span></text:p>
        </text:list-item>
      </text:list>
      <text:p text:style-name="body_20_text_20_sans"><text:soft-page-break/><text:span text:style-name="speaker"><text:span text:style-name="T16">Lucia is an academic and activist in UCU. She’ll be speaking</text:span></text:span><text:span text:style-name="T17"> </text:span><text:span text:style-name="T8">on </text:span><text:span text:style-name="T9">Italy, racism and the rise of the far right</text:span></text:p>
      <text:p text:style-name="P6"/>
      <text:p text:style-name="P6"><draw:line text:anchor-type="paragraph" draw:z-index="6" draw:name="Straight Connector 7" draw:style-name="gr2" draw:text-style-name="P12" svg:x1="0cm" svg:y1="0.001cm" svg:x2="15.293cm" svg:y2="0.025cm"><text:p/></draw:line></text:p>
      <text:list xml:id="list221848022912878" text:continue-numbering="true" text:style-name="WWNum1">
        <text:list-item>
          <text:p text:style-name="P5"><text:span text:style-name="T2">Weyman Bennett</text:span></text:p>
        </text:list-item>
      </text:list>
      <text:p text:style-name="body_20_text_20_sans"><text:span text:style-name="speaker"><text:span text:style-name="T7">Weyman Bennett</text:span></text:span><text:span text:style-name="speaker"><text:span text:style-name="T2"> </text:span></text:span><text:span text:style-name="speaker"><text:span text:style-name="T7">is the co-convenor of Stand Up to Racism. He will be</text:span></text:span><text:span text:style-name="T2"> analysing </text:span><text:span text:style-name="T1">Fascism, the far right and racist populism today</text:span><text:span text:style-name="T2"> </text:span></text:p>
      <text:list xml:id="list221847301632043" text:continue-numbering="true" text:style-name="WWNum1">
        <text:list-item>
          <text:p text:style-name="P5"><text:span text:style-name="T2">Maria Styllou</text:span></text:p>
        </text:list-item>
      </text:list>
      <text:p text:style-name="body_20_text_20_sans"><text:span text:style-name="T2">Maria is a member of SEK in Greece and was a part of the 1968 student movement at the LSE. She’ll be discussing </text:span><text:span text:style-name="T1">The legacy of 1968 </text:span></text:p>
      <text:list xml:id="list221848897203417" text:continue-numbering="true" text:style-name="WWNum1">
        <text:list-item>
          <text:p text:style-name="P5"><text:span text:style-name="T2"><text:s/>Richard Boyd-Barrett TD</text:span></text:p>
        </text:list-item>
      </text:list>
      <text:p text:style-name="body_20_text_20_sans"><text:span text:style-name="T2">Richard is a TD in the Irish Parliament with People Before Profit. He’ll be part of a panel debating </text:span><text:span text:style-name="T1">The fight against austerity in Europe. </text:span></text:p>
      <text:p text:style-name="P7"><draw:line text:anchor-type="paragraph" draw:z-index="7" draw:name="Straight Connector 8" draw:style-name="gr2" draw:text-style-name="P12" svg:x1="0cm" svg:y1="0.001cm" svg:x2="15.293cm" svg:y2="0.025cm"><text:p/></draw:line></text:p>
      <text:list xml:id="list221847340273610" text:continue-numbering="true" text:style-name="WWNum1">
        <text:list-item>
          <text:p text:style-name="P5"><text:span text:style-name="speaker"><text:span text:style-name="T7">Alfredo Saad-Filho</text:span></text:span></text:p>
        </text:list-item>
      </text:list>
      <text:p text:style-name="body_20_text_20_sans"><text:span text:style-name="speaker"><text:span text:style-name="T2">Alfredo </text:span></text:span><text:span text:style-name="speaker"><text:span text:style-name="T7">Marxist economist who writes on Latin America. He’ll be launching his </text:span></text:span><text:span text:style-name="T2">new book </text:span><text:span text:style-name="T5">Brazil: Neoliberalism Versus Democracy</text:span></text:p>
      <text:list xml:id="list221847578688953" text:continue-numbering="true" text:style-name="WWNum1">
        <text:list-item>
          <text:p text:style-name="P5"><text:span text:style-name="T2">Judith Orr</text:span></text:p>
        </text:list-item>
      </text:list>
      <text:p text:style-name="body_20_text_20_sans"><text:span text:style-name="T2">Judith is an author and activist. She will be leading a discussion on </text:span><text:span text:style-name="T1">Are we heading for a new Cold War?</text:span></text:p>
      <text:list xml:id="list221849245356144" text:continue-numbering="true" text:style-name="WWNum1">
        <text:list-item>
          <text:p text:style-name="P5"><text:span text:style-name="speaker"><text:span text:style-name="T7">Iain Ferguson</text:span></text:span></text:p>
        </text:list-item>
      </text:list>
      <text:p text:style-name="body_20_text_20_sans"><text:span text:style-name="speaker"><text:span text:style-name="T7">Iain Ferguson</text:span></text:span><text:span text:style-name="T2"> is a social worker and part of Social Work Action Network. He will be launching his new book </text:span><text:span text:style-name="T5">Politics of the Mind: Marxism and Mental Distress </text:span></text:p>
      <text:p text:style-name="P7"/>
      <text:p text:style-name="P8"><draw:line text:anchor-type="paragraph" draw:z-index="8" draw:name="Straight Connector 9" draw:style-name="gr1" draw:text-style-name="P12" svg:x1="0cm" svg:y1="0cm" svg:x2="14.261cm" svg:y2="0cm"><text:p/></draw:line></text:p>
      <text:list xml:id="list221848318822160" text:continue-numbering="true" text:style-name="WWNum1">
        <text:list-item>
          <text:p text:style-name="P5"><text:span text:style-name="T2">Yuri Prasad</text:span></text:p>
        </text:list-item>
      </text:list>
      <text:p text:style-name="body_20_text_20_sans"><text:span text:style-name="T2">Yuri is a journalist on </text:span><text:span text:style-name="T4">Socialist Worker</text:span><text:span text:style-name="T2"> and he’ll be launching his new book </text:span><text:span text:style-name="T6">A Rebel’s Guide to Martin Luther King</text:span></text:p>
      <text:list xml:id="list221847325507706" text:continue-numbering="true" text:style-name="WWNum1">
        <text:list-item>
          <text:p text:style-name="P5"><text:span text:style-name="T2"><text:s/>Sally Campbell</text:span></text:p>
        </text:list-item>
      </text:list>
      <text:p text:style-name="body_20_text_20_sans"><text:span text:style-name="T2">Sally is editor of </text:span><text:span text:style-name="T4">Socialist Review</text:span><text:span text:style-name="T6"> </text:span><text:span text:style-name="T2"><text:s/>and leads a panel on </text:span><text:span text:style-name="T1">#MeToo: fighting everyday sexism</text:span></text:p>
      <text:list xml:id="list221849199324540" text:continue-numbering="true" text:style-name="WWNum1">
        <text:list-item>
          <text:p text:style-name="P5"><text:span text:style-name="T2">Ghayath Naisse</text:span><text:bookmark text:name="_GoBack"/></text:p>
        </text:list-item>
      </text:list>
      <text:p text:style-name="body_20_text_20_sans"><text:span text:style-name="T2">Ghayath is a Syrian socialist and in the context of war, imperialism and counter revolution he’ll be debating </text:span><text:span text:style-name="T1">Syria today.</text:span></text:p>
      <text:p text:style-name="P9"/>
      <text:p text:style-name="P10"/>
      <text:p text:style-name="P10"/>
      <text:p text:style-name="P11"/>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Monospace" svg:font-family="Monospace" style:font-family-generic="roman" style:font-pitch="variable"/>
    <style:font-face style:name="Segoe UI" svg:font-family="'Segoe UI'" style:font-family-generic="roman" style:font-pitch="variable"/>
    <style:font-face style:name="Source Sans Pro Light" svg:font-family="'Source Sans Pro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1" svg:font-family="'Segoe UI'" style:font-family-generic="system" style:font-pitch="variable"/>
    <style:font-face style:name="Source Sans Pro Light1" svg:font-family="'Source Sans Pro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ody_20_text_20_sans" style:display-name="body text sans" style:family="paragraph" style:parent-style-name="Standard" style:default-outline-level="">
      <style:paragraph-properties fo:margin-top="0cm" fo:margin-bottom="0.199cm" loext:contextual-spacing="false" style:line-height-at-least="0.353cm" fo:hyphenation-ladder-count="no-limit" style:vertical-align="middle"/>
      <style:text-properties fo:color="#000000" style:font-name="Source Sans Pro Light" fo:font-family="'Source Sans Pro Light'" style:font-family-generic="roman" style:font-pitch="variable" fo:font-size="8.5pt" style:font-size-asian="8.5pt" style:font-name-complex="Source Sans Pro Light1" style:font-family-complex="'Source Sans Pro Light'" style:font-family-generic-complex="system" style:font-pitch-complex="variable" style:font-size-complex="8.5pt" fo:hyphenate="false" fo:hyphenation-remain-char-count="2" fo:hyphenation-push-char-count="2"/>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speaker" style:family="text">
      <style:text-properties fo:color="#070000"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wis Nielsen</meta:initial-creator>
    <dc:creator>Lewis Nielsen</dc:creator>
    <meta:editing-cycles>1</meta:editing-cycles>
    <meta:print-date>2018-04-17T16:16:00</meta:print-date>
    <meta:creation-date>2018-04-17T14:30:00</meta:creation-date>
    <dc:date>2018-04-17T16:29:00</dc:date>
    <meta:editing-duration>PT1H56M</meta:editing-duration>
    <meta:generator>LibreOffice/5.1.6.2$Linux_X86_64 LibreOffice_project/10m0$Build-2</meta:generator>
    <meta:document-statistic meta:table-count="0" meta:image-count="0" meta:object-count="0" meta:page-count="5" meta:paragraph-count="71" meta:word-count="1241" meta:character-count="7267" meta:non-whitespace-character-count="610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7E6CCDF" xlink:href=""/>
  </office:meta>
</office:document-meta>
</file>